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tr" fo:country="TR" fo:font-weight="bold" officeooo:rsid="0013d317" officeooo:paragraph-rsid="0013d317" style:font-weight-asian="bold" style:font-weight-complex="bold"/>
    </style:style>
    <style:style style:name="P2" style:family="paragraph" style:parent-style-name="Standard">
      <style:text-properties fo:language="tr" fo:country="TR" fo:font-weight="normal" officeooo:rsid="0013d317" officeooo:paragraph-rsid="0013d317" style:font-weight-asian="normal" style:font-weight-complex="normal"/>
    </style:style>
    <style:style style:name="P3" style:family="paragraph" style:parent-style-name="Standard">
      <style:text-properties fo:language="tr" fo:country="TR" fo:font-weight="normal" officeooo:rsid="0014c1b8" officeooo:paragraph-rsid="0014c1b8" style:font-weight-asian="normal" style:font-weight-complex="normal"/>
    </style:style>
    <style:style style:name="T1" style:family="text">
      <style:text-properties officeooo:rsid="00151ac6"/>
    </style:style>
    <style:style style:name="T2" style:family="text">
      <style:text-properties officeooo:rsid="0015ca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EAD&amp;CIRCUSES</text:p>
      <text:p text:style-name="P1"/>
      <text:p text:style-name="P2">Atletlerini geliştir ve Bread&amp;Circuses’u <text:span text:style-name="T1">kazanmak</text:span> için elinden geleni yap!</text:p>
      <text:p text:style-name="P2"/>
      <text:p text:style-name="P2">Çoğunlukla elinden gelen yeterli olmayacak, elinden gelenin fazlasını yapmaya hazır mısın? Gezegenini açlık ve sefaletten kurtarmak için ne kadar ileri gitmeye hazırsın?</text:p>
      <text:p text:style-name="P2"/>
      <text:p text:style-name="P3">Atletlerini spor akademisinde yetiştir, doğru antrenman ve çok fazla şans ile belki gezegenine ekmekleri sen götürmeye hak kazanırsın. Ama yapamazsan da üzülmeye hiç gerek yok, sadece gezegenin açlıktan kırılacak ve acı çığlıklar içinde yok olmalarını izleyeceksin!</text:p>
      <text:p text:style-name="P3"/>
      <text:p text:style-name="P3">Bread&amp;Circuses, <text:span text:style-name="T2">acının</text:span> ve vahşetin eksik olmadığı oyunların oynandığı ve kazananın açlık çekmeyeceği bir “eğlence”. Kaybedenler ise genellikle kötü şartlarda ölümle tanışıyorlar fakat burada kaybedenleri değil kazananları konuşmak için bulunuyoruz. Bread&amp;Circuses’i kazanmada gezegenine liderlik et ve gezegenin kahramanı ol! Belki yeterince kazanırsan gezegenin yok olmaktan sağ kurtulacak kadar ekmek biriktirebil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20:20:18.238000000</dc:date>
    <meta:editing-duration>PT19M2S</meta:editing-duration>
    <meta:editing-cycles>4</meta:editing-cycles>
    <meta:generator>LibreOffice/7.3.1.3$Windows_X86_64 LibreOffice_project/a69ca51ded25f3eefd52d7bf9a5fad8c90b87951</meta:generator>
    <meta:document-statistic meta:table-count="0" meta:image-count="0" meta:object-count="0" meta:page-count="1" meta:paragraph-count="5" meta:word-count="117" meta:character-count="940" meta:non-whitespace-character-count="828"/>
  </office:meta>
</office:document-meta>
</file>